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Kop1" style:master-page-name="MP0" style:family="paragraph">
      <style:paragraph-properties fo:break-before="page"/>
    </style:style>
    <style:style style:name="P2" style:parent-style-name="Standaard" style:family="paragraph">
      <style:paragraph-properties fo:margin-bottom="0in"/>
    </style:style>
    <style:style style:name="P3" style:parent-style-name="Standaard" style:family="paragraph">
      <style:paragraph-properties fo:margin-bottom="0in" fo:line-height="100%"/>
    </style:style>
    <style:style style:name="P4" style:parent-style-name="Standaard" style:family="paragraph">
      <style:paragraph-properties fo:margin-bottom="0in" fo:line-height="100%"/>
    </style:style>
    <style:style style:name="P5" style:parent-style-name="Standaard" style:family="paragraph">
      <style:paragraph-properties fo:margin-bottom="0in" fo:line-height="100%"/>
    </style:style>
    <style:style style:name="P6" style:parent-style-name="Standaard" style:family="paragraph">
      <style:paragraph-properties fo:margin-bottom="0in" fo:line-height="100%"/>
    </style:style>
  </office:automatic-styles>
  <office:body>
    <office:text text:use-soft-page-breaks="true">
      <text:h text:style-name="P1" text:outline-level="1">Voorbereiding:</text:h>
      <text:p text:style-name="P2">Zet alle Tik’s aan en de Raspberry pi.</text:p>
      <text:p text:style-name="P3">Wacht tot dat de Tik’s groen flikkeren dan weet je dat ze zijn aangesloten op het netwerk.</text:p>
      <text:p text:style-name="P4">Zorg dat je gsm of toestel aangesloten is op hetzelfde netwerk als de Raspberry pi.</text:p>
      <text:p text:style-name="P5">Open de<text:s/>website op het toestel door het ip adres op te zoeken van de Raspberry pi of door de QR-code te scannen.</text:p>
      <text:p text:style-name="P6"/>
      <text:h text:style-name="Kop2" text:outline-level="2">Gebruik van de app</text:h>
      <text:p text:style-name="Standaard">Wanneer u op de app komt zult u wat uitleg krijgen over het project. Hierna kan je kiezen als je alleen wil spelen of met meerdere.<text:s/>Kies je spel en geef je naam in om op het scorebord te komen. Voordat het spel begint kan je ook zien wier er allemaal de hoogste scores heeft <text:s/>van het scorebord. Wacht totdat het spel begint en dan kan je beginnen met spelen op het scherm zal je de score<text:s/>zien of je momentele tijd. Na het spelen van een spel zal je je eigen score zien op het scorebord en zal je een mogelijkheid krijgen om het volledige scorebord te zien. Je zal ook de mogelijkheid hebben om het spel opnieuw te spelen. Indien je hebt gekozen voor multiplayer zal je met 2 of meerdere personen kunnen spelen maar hier zal je dan niet voor de hoogste score gaan maar proberen te winnen van elkaar. Je kan ook niet spelen en gewoon de scoreborden bekijken door op het menu icoontje te tikken en daar<text:s/>het scorebord te selecteren. Per spel is er een verschillend scorebord om te selecteren, in het scorebord kan je ook je scores opzoeken op naam. Als je een lange tijd gespeeld hebt kan je ook altijd controleren hoeveel stroom er nog in de batterijen zit.<text:s/></text:p>
      <text:p text:style-name="Standaard">Als je klaar bent met spelen kan je gewoon de Raspberry pi afzetten en ook de Tik’s zodat de batterij niet direct plat is. Na het spelen kan je ook de Tik’s opladen door deze aan te sluiten met een USB-lader (naast de aanknop).</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jn vantieghem</meta:initial-creator>
    <dc:creator>marijn vantieghem</dc:creator>
    <meta:creation-date>2021-01-17T11:21:00Z</meta:creation-date>
    <dc:date>2021-01-26T16:14:00Z</dc:date>
    <meta:template xlink:href="Normal.dotm" xlink:type="simple"/>
    <meta:editing-cycles>4</meta:editing-cycles>
    <meta:editing-duration>PT1980S</meta:editing-duration>
    <meta:document-statistic meta:page-count="1" meta:paragraph-count="3" meta:word-count="260" meta:character-count="1744" meta:row-count="12" meta:non-whitespace-character-count="1487"/>
  </office:meta>
</office:document-meta>
</file>